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rsid="000abfeb" officeooo:paragraph-rsid="000abfeb" style:font-size-asian="16pt" style:font-size-complex="16pt"/>
    </style:style>
    <style:style style:name="P3" style:family="paragraph" style:parent-style-name="Standard">
      <style:text-properties fo:font-size="16pt" officeooo:rsid="000c77da" officeooo:paragraph-rsid="000c77da" style:font-size-asian="16pt" style:font-size-complex="16pt"/>
    </style:style>
    <style:style style:name="P4" style:family="paragraph" style:parent-style-name="Standard">
      <style:text-properties fo:font-size="16pt" officeooo:rsid="000e0baa" officeooo:paragraph-rsid="000e0baa" style:font-size-asian="16pt" style:font-size-complex="16pt"/>
    </style:style>
    <style:style style:name="P5" style:family="paragraph" style:parent-style-name="Standard">
      <style:text-properties fo:font-size="16pt" officeooo:rsid="000ed013" officeooo:paragraph-rsid="000ed013" style:font-size-asian="16pt" style:font-size-complex="16pt"/>
    </style:style>
    <style:style style:name="P6" style:family="paragraph" style:parent-style-name="Standard">
      <style:text-properties fo:font-size="16pt" officeooo:rsid="000f7027" officeooo:paragraph-rsid="000f7027" style:font-size-asian="16pt" style:font-size-complex="16pt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officeooo:rsid="000abfeb" officeooo:paragraph-rsid="000abfeb" style:font-size-asian="16pt" style:font-weight-asian="bold" style:font-size-complex="16pt" style:font-weight-complex="bold"/>
    </style:style>
    <style:style style:name="T1" style:family="text">
      <style:text-properties officeooo:rsid="000a4601"/>
    </style:style>
    <style:style style:name="T2" style:family="text">
      <style:text-properties officeooo:rsid="000c77da"/>
    </style:style>
    <style:style style:name="T3" style:family="text">
      <style:text-properties fo:font-size="16pt" style:text-underline-style="solid" style:text-underline-width="auto" style:text-underline-color="font-color" fo:font-weight="bold" officeooo:rsid="000a4601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3">Δευτερη Ασκηση Syspro</text:span></text:p>
      <text:p text:style-name="P1"><text:tab/><text:tab/><text:tab/><text:tab/></text:p>
      <text:p text:style-name="P1"><text:tab/><text:tab/><text:tab/><text:tab/> <text:s text:c="2"/><text:span text:style-name="T1">Αγαπιου Μαρινος </text:span></text:p>
      <text:p text:style-name="P1"><text:tab/><text:tab/><text:tab/><text:tab/><text:span text:style-name="T1">ΑΜ: 1115201400002</text:span></text:p>
      <text:p text:style-name="P1"/>
      <text:p text:style-name="P2">Για την ασκηση υλοποιησα ολα τα ζητουμενα της εκφωνησης.</text:p>
      <text:p text:style-name="P2"/>
      <text:p text:style-name="P7">Στην ασκηση μου εχω φτιαξει τις εξεις κλασσεις :</text:p>
      <text:p text:style-name="P2"/>
      <text:p text:style-name="P2">list_node : που ειναι η κλασση κομβος λιστας που χρησιμοποιω για την επικοινωνια μεταξυ jms_coord και pools . </text:p>
      <text:p text:style-name="P2">List : <text:s/>που ειναι η κλασση για την λιστα με τους παραπανω κομβους.</text:p>
      <text:p text:style-name="P2"/>
      <text:p text:style-name="P7">Λειτουργιες : </text:p>
      <text:p text:style-name="P2"/>
      <text:p text:style-name="P2">Αρχικα δημιουργουμε τα Non Blocking Pipes για την επικοινωνια jms_coord και jms_console.</text:p>
      <text:p text:style-name="P2">Στην συνεχεια ο jms_coord <text:s/>τρεχει σε μια non-blocking loop στην οποια κοιτα αν εχει λαβει καποιο μηνυμα απο τον jms_console <text:s/>ή απο καποιο pool και αναλογα με το μηνυμα που λαμβανει εκτελει αναλογες ενερεγειες.</text:p>
      <text:p text:style-name="P3"><text:s/></text:p>
      <text:p text:style-name="P3"/>
      <text:p text:style-name="P2">Επισης καθε φορα που γινεται καποια αλλαγη στα pools π.χ να τερματισει <text:s/><text:span text:style-name="T2">ή να γινει suspend καποιο </text:span>job τοτε το pool ενημερωνει αμεσως τον jms_coord.</text:p>
      <text:p text:style-name="P2"/>
      <text:p text:style-name="P3">Για την μεταγλωτιση πατηστε : “make clean” και μετα “make”</text:p>
      <text:p text:style-name="P3">Η εκτελεση των προγραμματων γινεται οπως αναφερει η εκφωνηση.</text:p>
      <text:p text:style-name="P4">Για να τρεξει σωστα ο coord πρεπει να μην υπαρχει ο φακελος &lt;path&gt;</text:p>
      <text:p text:style-name="P4">(πριν τρεξετε τον coord <text:s/>να εχεται σβησει τον φακελο &lt;path&gt; )</text:p>
      <text:p text:style-name="P4"/>
      <text:p text:style-name="P5">Ο coord και τα pools ολοκληρωνουν με την εντολη “shutdown”</text:p>
      <text:p text:style-name="P6">O console ολοκληρωνει με την εντολη “exit”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1:48:21.645680076</meta:creation-date>
    <dc:date>2017-05-01T19:24:04.176284445</dc:date>
    <meta:editing-duration>PT10M20S</meta:editing-duration>
    <meta:editing-cycles>5</meta:editing-cycles>
    <meta:generator>LibreOffice/5.1.6.2$Linux_x86 LibreOffice_project/10m0$Build-2</meta:generator>
    <meta:document-statistic meta:table-count="0" meta:image-count="0" meta:object-count="0" meta:page-count="1" meta:paragraph-count="19" meta:word-count="189" meta:character-count="1160" meta:non-whitespace-character-count="958"/>
  </office:meta>
</office:document-meta>
</file>